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0177in" svg:height="2.7417in" svg:x="7.413in" svg:y="2.0587in">
            <draw:object draw:notify-on-update-of-ranges="Sheet1.B5:Sheet1.B10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3.1465in" svg:y="0.7114in">
            <draw:object draw:notify-on-update-of-ranges="Sheet1.B5:Sheet1.B108 Sheet1.C5:Sheet1.C10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 table:number-rows-repeated="4">
          <table:table-cell table:number-columns-repeated="1022"/>
        </table:table-row>
        <table:table-row table:style-name="ro1">
          <table:table-cell/>
          <table:table-cell office:value-type="float" office:value="0.0429184549356223">
            <text:p>4.29E-02</text:p>
          </table:table-cell>
          <table:table-cell office:value-type="float" office:value="23.8921027784467">
            <text:p>2.39E+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0643776824034335">
            <text:p>6.44E-02</text:p>
          </table:table-cell>
          <table:table-cell office:value-type="float" office:value="15.9281459540763">
            <text:p>1.59E+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145922746781116">
            <text:p>1.46E-01</text:p>
          </table:table-cell>
          <table:table-cell office:value-type="float" office:value="7.02721431631403">
            <text:p>7.03E+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339055793991416">
            <text:p>3.39E-01</text:p>
          </table:table-cell>
          <table:table-cell office:value-type="float" office:value="3.0244491391574">
            <text:p>3.02E+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695278969957082">
            <text:p>6.95E-01</text:p>
          </table:table-cell>
          <table:table-cell office:value-type="float" office:value="1.47495023133144">
            <text:p>1.47E+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26609442060086">
            <text:p>1.27E+00</text:p>
          </table:table-cell>
          <table:table-cell office:value-type="float" office:value="0.810026497425238">
            <text:p>8.10E-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.10300429184549">
            <text:p>2.10E+00</text:p>
          </table:table-cell>
          <table:table-cell office:value-type="float" office:value="0.487714867506289">
            <text:p>4.88E-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.25751072961373">
            <text:p>3.26E+00</text:p>
          </table:table-cell>
          <table:table-cell office:value-type="float" office:value="0.314901858118778">
            <text:p>3.15E-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.78111587982833">
            <text:p>4.78E+00</text:p>
          </table:table-cell>
          <table:table-cell office:value-type="float" office:value="0.214586771787935">
            <text:p>2.15E-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.72532188841202">
            <text:p>6.73E+00</text:p>
          </table:table-cell>
          <table:table-cell office:value-type="float" office:value="0.152583868157243">
            <text:p>1.53E-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.14163090128755">
            <text:p>9.14E+00</text:p>
          </table:table-cell>
          <table:table-cell office:value-type="float" office:value="0.112281438981611">
            <text:p>1.12E-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.0815450643777">
            <text:p>1.21E+01</text:p>
          </table:table-cell>
          <table:table-cell office:value-type="float" office:value="0.0849848965524375">
            <text:p>8.50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.5965665236051">
            <text:p>1.56E+01</text:p>
          </table:table-cell>
          <table:table-cell office:value-type="float" office:value="0.0658555794494633">
            <text:p>6.59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.7381974248927">
            <text:p>1.97E+01</text:p>
          </table:table-cell>
          <table:table-cell office:value-type="float" office:value="0.0520593062513268">
            <text:p>5.21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.5579399141631">
            <text:p>2.46E+01</text:p>
          </table:table-cell>
          <table:table-cell office:value-type="float" office:value="0.0418627099164753">
            <text:p>4.19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.107296137339">
            <text:p>3.01E+01</text:p>
          </table:table-cell>
          <table:table-cell office:value-type="float" office:value="0.0341658505347385">
            <text:p>3.42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.4377682403434">
            <text:p>3.64E+01</text:p>
          </table:table-cell>
          <table:table-cell office:value-type="float" office:value="0.0282481799737436">
            <text:p>2.82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.6008583690987">
            <text:p>4.36E+01</text:p>
          </table:table-cell>
          <table:table-cell office:value-type="float" office:value="0.0236244233790189">
            <text:p>2.36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.6480686695279">
            <text:p>5.16E+01</text:p>
          </table:table-cell>
          <table:table-cell office:value-type="float" office:value="0.0199597093245337">
            <text:p>2.00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.6309012875536">
            <text:p>6.06E+01</text:p>
          </table:table-cell>
          <table:table-cell office:value-type="float" office:value="0.0170179259595258">
            <text:p>1.70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.6008583690987">
            <text:p>7.06E+01</text:p>
          </table:table-cell>
          <table:table-cell office:value-type="float" office:value="0.0146293711555316">
            <text:p>1.46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.6094420600858">
            <text:p>8.16E+01</text:p>
          </table:table-cell>
          <table:table-cell office:value-type="float" office:value="0.0126699585966973">
            <text:p>1.27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3.7081545064378">
            <text:p>9.37E+01</text:p>
          </table:table-cell>
          <table:table-cell office:value-type="float" office:value="0.0110475391087126">
            <text:p>1.10E-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.948497854077">
            <text:p>1.07E+02</text:p>
          </table:table-cell>
          <table:table-cell office:value-type="float" office:value="0.00969271308871802">
            <text:p>9.69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.381974248927">
            <text:p>1.21E+02</text:p>
          </table:table-cell>
          <table:table-cell office:value-type="float" office:value="0.00855254194298372">
            <text:p>8.55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7.06008583691">
            <text:p>1.37E+02</text:p>
          </table:table-cell>
          <table:table-cell office:value-type="float" office:value="0.00758616927796525">
            <text:p>7.59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4.034334763949">
            <text:p>1.54E+02</text:p>
          </table:table-cell>
          <table:table-cell office:value-type="float" office:value="0.00676172369496288">
            <text:p>6.76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2.356223175966">
            <text:p>1.72E+02</text:p>
          </table:table-cell>
          <table:table-cell office:value-type="float" office:value="0.00605409635700709">
            <text:p>6.05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.077253218884">
            <text:p>1.92E+02</text:p>
          </table:table-cell>
          <table:table-cell office:value-type="float" office:value="0.00544332501384705">
            <text:p>5.44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3.248927038627">
            <text:p>2.13E+02</text:p>
          </table:table-cell>
          <table:table-cell office:value-type="float" office:value="0.00491340454850233">
            <text:p>4.91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5.922746781116">
            <text:p>2.36E+02</text:p>
          </table:table-cell>
          <table:table-cell office:value-type="float" office:value="0.00445140150411075">
            <text:p>4.45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0.150214592275">
            <text:p>2.60E+02</text:p>
          </table:table-cell>
          <table:table-cell office:value-type="float" office:value="0.00404678793916515">
            <text:p>4.05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5.982832618026">
            <text:p>2.86E+02</text:p>
          </table:table-cell>
          <table:table-cell office:value-type="float" office:value="0.00369093535439658">
            <text:p>3.69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3.472103004292">
            <text:p>3.13E+02</text:p>
          </table:table-cell>
          <table:table-cell office:value-type="float" office:value="0.00337672669705814">
            <text:p>3.38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2.669527896996">
            <text:p>3.43E+02</text:p>
          </table:table-cell>
          <table:table-cell office:value-type="float" office:value="0.0030982563379764">
            <text:p>3.10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3.62660944206">
            <text:p>3.74E+02</text:p>
          </table:table-cell>
          <table:table-cell office:value-type="float" office:value="0.00285059620677476">
            <text:p>2.85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6.394849785408">
            <text:p>4.06E+02</text:p>
          </table:table-cell>
          <table:table-cell office:value-type="float" office:value="0.00262961211774586">
            <text:p>2.63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1.025751072961">
            <text:p>4.41E+02</text:p>
          </table:table-cell>
          <table:table-cell office:value-type="float" office:value="0.00243181848750765">
            <text:p>2.43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7.570815450644">
            <text:p>4.78E+02</text:p>
          </table:table-cell>
          <table:table-cell office:value-type="float" office:value="0.0022542626479067">
            <text:p>2.25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6.081545064378">
            <text:p>5.16E+02</text:p>
          </table:table-cell>
          <table:table-cell office:value-type="float" office:value="0.00209443214067319">
            <text:p>2.09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6.609442060086">
            <text:p>5.57E+02</text:p>
          </table:table-cell>
          <table:table-cell office:value-type="float" office:value="0.00195017998195476">
            <text:p>1.95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9.206008583691">
            <text:p>5.99E+02</text:p>
          </table:table-cell>
          <table:table-cell office:value-type="float" office:value="0.00181966407004712">
            <text:p>1.82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3.922746781116">
            <text:p>6.44E+02</text:p>
          </table:table-cell>
          <table:table-cell office:value-type="float" office:value="0.00170129779363465">
            <text:p>1.70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0.811158798283">
            <text:p>6.91E+02</text:p>
          </table:table-cell>
          <table:table-cell office:value-type="float" office:value="0.00159370956233841">
            <text:p>1.59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9.922746781116">
            <text:p>7.40E+02</text:p>
          </table:table-cell>
          <table:table-cell office:value-type="float" office:value="0.001495709484429">
            <text:p>1.50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1.309012875537">
            <text:p>7.91E+02</text:p>
          </table:table-cell>
          <table:table-cell office:value-type="float" office:value="0.00140626180005552">
            <text:p>1.41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5.021459227468">
            <text:p>8.45E+02</text:p>
          </table:table-cell>
          <table:table-cell office:value-type="float" office:value="0.00132446197258668">
            <text:p>1.32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1.111587982833">
            <text:p>9.01E+02</text:p>
          </table:table-cell>
          <table:table-cell office:value-type="float" office:value="0.00124951756786716">
            <text:p>1.25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9.630901287554">
            <text:p>9.60E+02</text:p>
          </table:table-cell>
          <table:table-cell office:value-type="float" office:value="0.00118073222764711">
            <text:p>1.18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0.63090128755">
            <text:p>1.02E+03</text:p>
          </table:table-cell>
          <table:table-cell office:value-type="float" office:value="0.0011174921812767">
            <text:p>1.12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4.16309012876">
            <text:p>1.08E+03</text:p>
          </table:table-cell>
          <table:table-cell office:value-type="float" office:value="0.00105925484801362">
            <text:p>1.06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0.27896995708">
            <text:p>1.15E+03</text:p>
          </table:table-cell>
          <table:table-cell office:value-type="float" office:value="0.00100553916774586">
            <text:p>1.01E-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19.03004291846">
            <text:p>1.22E+03</text:p>
          </table:table-cell>
          <table:table-cell office:value-type="string">
            <text:p>9.55917365746200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90.4678111588">
            <text:p>1.29E+03</text:p>
          </table:table-cell>
          <table:table-cell office:value-type="string">
            <text:p>9.100079111403849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4.64377682403">
            <text:p>1.36E+03</text:p>
          </table:table-cell>
          <table:table-cell office:value-type="string">
            <text:p>8.67469472095887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41.60944206009">
            <text:p>1.44E+03</text:p>
          </table:table-cell>
          <table:table-cell office:value-type="string">
            <text:p>8.279957056292073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21.41630901288">
            <text:p>1.52E+03</text:p>
          </table:table-cell>
          <table:table-cell office:value-type="string">
            <text:p>7.913107481660927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4.11587982833">
            <text:p>1.60E+03</text:p>
          </table:table-cell>
          <table:table-cell office:value-type="string">
            <text:p>7.57165295991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89.75965665236">
            <text:p>1.69E+03</text:p>
          </table:table-cell>
          <table:table-cell office:value-type="string">
            <text:p>7.253331835672086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8.3991416309">
            <text:p>1.78E+03</text:p>
          </table:table-cell>
          <table:table-cell office:value-type="string">
            <text:p>6.95608383292071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0.08583690987">
            <text:p>1.87E+03</text:p>
          </table:table-cell>
          <table:table-cell office:value-type="string">
            <text:p>6.678023632676487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64.87124463519">
            <text:p>1.96E+03</text:p>
          </table:table-cell>
          <table:table-cell office:value-type="string">
            <text:p>6.417417506871867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62.80686695279">
            <text:p>2.06E+03</text:p>
          </table:table-cell>
          <table:table-cell office:value-type="string">
            <text:p>6.17266257941827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63.94420600858">
            <text:p>2.16E+03</text:p>
          </table:table-cell>
          <table:table-cell office:value-type="string">
            <text:p>5.94226836928648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68.3347639485">
            <text:p>2.27E+03</text:p>
          </table:table-cell>
          <table:table-cell office:value-type="string">
            <text:p>5.724840346296327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76.03004291845">
            <text:p>2.38E+03</text:p>
          </table:table-cell>
          <table:table-cell office:value-type="string">
            <text:p>5.519065301147976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87.08154506438">
            <text:p>2.49E+03</text:p>
          </table:table-cell>
          <table:table-cell office:value-type="string">
            <text:p>5.32369839939586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01.54077253219">
            <text:p>2.60E+03</text:p>
          </table:table-cell>
          <table:table-cell office:value-type="string">
            <text:p>5.137551856468868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19.45922746781">
            <text:p>2.72E+03</text:p>
          </table:table-cell>
          <table:table-cell office:value-type="string">
            <text:p>4.959485238753393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40.88841201717">
            <text:p>2.84E+03</text:p>
          </table:table-cell>
          <table:table-cell office:value-type="string">
            <text:p>4.788397464758128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65.87982832618">
            <text:p>2.97E+03</text:p>
          </table:table-cell>
          <table:table-cell office:value-type="string">
            <text:p>4.623220649879272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94.48497854077">
            <text:p>3.09E+03</text:p>
          </table:table-cell>
          <table:table-cell office:value-type="string">
            <text:p>4.46291600642718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6.75536480687">
            <text:p>3.23E+03</text:p>
          </table:table-cell>
          <table:table-cell office:value-type="string">
            <text:p>4.306472073477056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62.74248927039">
            <text:p>3.36E+03</text:p>
          </table:table-cell>
          <table:table-cell office:value-type="string">
            <text:p>4.152905602657442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02.49785407725">
            <text:p>3.50E+03</text:p>
          </table:table-cell>
          <table:table-cell office:value-type="string">
            <text:p>4.001265457198543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46.07296137339">
            <text:p>3.65E+03</text:p>
          </table:table-cell>
          <table:table-cell office:value-type="string">
            <text:p>3.850639880426032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93.51931330472">
            <text:p>3.79E+03</text:p>
          </table:table-cell>
          <table:table-cell office:value-type="string">
            <text:p>3.70016744152084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44.88841201717">
            <text:p>3.94E+03</text:p>
          </table:table-cell>
          <table:table-cell office:value-type="string">
            <text:p>3.549051853849198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00.23175965665">
            <text:p>4.10E+03</text:p>
          </table:table-cell>
          <table:table-cell office:value-type="string">
            <text:p>3.396580667501439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59.6008583691">
            <text:p>4.26E+03</text:p>
          </table:table-cell>
          <table:table-cell office:value-type="string">
            <text:p>3.242147549022017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23.04721030043">
            <text:p>4.42E+03</text:p>
          </table:table-cell>
          <table:table-cell office:value-type="string">
            <text:p>3.0852774717975146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90.62231759657">
            <text:p>4.59E+03</text:p>
          </table:table-cell>
          <table:table-cell office:value-type="string">
            <text:p>2.9256536584565813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62.37768240343">
            <text:p>4.76E+03</text:p>
          </table:table-cell>
          <table:table-cell office:value-type="string">
            <text:p>2.7631445709519806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38.36480686695">
            <text:p>4.94E+03</text:p>
          </table:table-cell>
          <table:table-cell office:value-type="string">
            <text:p>2.597828690250966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18.63519313305">
            <text:p>5.12E+03</text:p>
          </table:table-cell>
          <table:table-cell office:value-type="string">
            <text:p>2.4300143498967786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03.24034334764">
            <text:p>5.30E+03</text:p>
          </table:table-cell>
          <table:table-cell office:value-type="string">
            <text:p>2.2602515947382553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92.23175965665">
            <text:p>5.49E+03</text:p>
          </table:table-cell>
          <table:table-cell office:value-type="string">
            <text:p>2.0893330476819428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85.66094420601">
            <text:p>5.69E+03</text:p>
          </table:table-cell>
          <table:table-cell office:value-type="string">
            <text:p>1.918281191063602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83.57939914163">
            <text:p>5.88E+03</text:p>
          </table:table-cell>
          <table:table-cell office:value-type="string">
            <text:p>1.748320369269794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86.03862660944">
            <text:p>6.09E+03</text:p>
          </table:table-cell>
          <table:table-cell office:value-type="string">
            <text:p>1.58083318300911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93.09012875537">
            <text:p>6.29E+03</text:p>
          </table:table-cell>
          <table:table-cell office:value-type="string">
            <text:p>1.4173026594289074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04.78540772532">
            <text:p>6.50E+03</text:p>
          </table:table-cell>
          <table:table-cell office:value-type="string">
            <text:p>1.2592434272520758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21.17596566524">
            <text:p>6.72E+03</text:p>
          </table:table-cell>
          <table:table-cell office:value-type="string">
            <text:p>1.1081268037942468E-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42.31330472103">
            <text:p>6.94E+03</text:p>
          </table:table-cell>
          <table:table-cell office:value-type="string">
            <text:p>9.653058889899268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68.24892703863">
            <text:p>7.17E+03</text:p>
          </table:table-cell>
          <table:table-cell office:value-type="string">
            <text:p>8.319471905574358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99.03433476395">
            <text:p>7.40E+03</text:p>
          </table:table-cell>
          <table:table-cell office:value-type="string">
            <text:p>7.089748315149911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34.72103004292">
            <text:p>7.63E+03</text:p>
          </table:table-cell>
          <table:table-cell office:value-type="string">
            <text:p>5.970320498412108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75.36051502146">
            <text:p>7.88E+03</text:p>
          </table:table-cell>
          <table:table-cell office:value-type="string">
            <text:p>4.9646270317519215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21.00429184549">
            <text:p>8.12E+03</text:p>
          </table:table-cell>
          <table:table-cell office:value-type="string">
            <text:p>4.073131852189884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71.70386266095">
            <text:p>8.37E+03</text:p>
          </table:table-cell>
          <table:table-cell office:value-type="string">
            <text:p>3.293529409354671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27.51072961373">
            <text:p>8.63E+03</text:p>
          </table:table-cell>
          <table:table-cell office:value-type="string">
            <text:p>2.6210998684478683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88.47639484979">
            <text:p>8.89E+03</text:p>
          </table:table-cell>
          <table:table-cell office:value-type="string">
            <text:p>2.0491673377231763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54.65236051502">
            <text:p>9.15E+03</text:p>
          </table:table-cell>
          <table:table-cell office:value-type="string">
            <text:p>1.5696105003119203E-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26.09012875536">
            <text:p>9.43E+03</text:p>
          </table:table-cell>
          <table:table-cell office:value-type="string">
            <text:p>1.1733782337946959E-5</text:p>
          </table:table-cell>
          <table:table-cell table:number-columns-repeated="1019"/>
        </table:table-row>
        <table:table-row table:style-name="ro1" table:number-rows-repeated="104846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B3:Sheet1.B10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nir shoga</meta:initial-creator>
    <meta:creation-date>2013-11-02T09:41:14</meta:creation-date>
    <dc:date>2013-11-05T07:18:45</dc:date>
    <dc:creator>munir shoga</dc:creator>
    <meta:editing-duration>P2DT20H51M32S</meta:editing-duration>
    <meta:editing-cycles>1</meta:editing-cycles>
    <meta:document-statistic meta:table-count="3" meta:cell-count="208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true" chart:minimum="0.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6cm" svg:height="6.965cm" xlink:href=".." xlink:type="simple" chart:class="chart:scatter" chart:style-name="ch1">
        <chart:plot-area chart:style-name="ch2" table:cell-range-address="Sheet1.B5:Sheet1.B108" svg:x="0.704cm" svg:y="0.691cm" svg:width="11.534cm" svg:height="5.715cm">
          <chartooo:coordinate-region svg:x="2.437cm" svg:y="0.89cm" svg:width="9.429cm" svg:height="4.8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08" chart:class="chart:scatter">
            <chart:data-point chart:repeated="1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9184549356223">
                <text:p>0.0429184549356223</text:p>
                <draw:g>
                  <svg:desc>Sheet1.B5:Sheet1.B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43776824034335">
                <text:p>0.0643776824034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22746781116">
                <text:p>0.145922746781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9055793991416">
                <text:p>0.339055793991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5278969957082">
                <text:p>0.695278969957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609442060086">
                <text:p>1.26609442060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300429184549">
                <text:p>2.10300429184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751072961373">
                <text:p>3.25751072961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8111587982833">
                <text:p>4.78111587982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2532188841202">
                <text:p>6.72532188841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4163090128755">
                <text:p>9.14163090128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0815450643777">
                <text:p>12.0815450643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965665236051">
                <text:p>15.5965665236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7381974248927">
                <text:p>19.7381974248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579399141631">
                <text:p>24.5579399141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107296137339">
                <text:p>30.107296137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4377682403434">
                <text:p>36.4377682403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008583690987">
                <text:p>43.6008583690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6480686695279">
                <text:p>51.6480686695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6309012875536">
                <text:p>60.6309012875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008583690987">
                <text:p>70.6008583690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6094420600858">
                <text:p>81.6094420600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081545064378">
                <text:p>93.7081545064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.948497854077">
                <text:p>106.948497854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381974248927">
                <text:p>121.381974248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06008583691">
                <text:p>137.06008583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.034334763949">
                <text:p>154.034334763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.356223175966">
                <text:p>172.356223175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.077253218884">
                <text:p>192.077253218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.248927038627">
                <text:p>213.248927038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.922746781116">
                <text:p>235.922746781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.150214592275">
                <text:p>260.150214592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5.982832618026">
                <text:p>285.982832618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.472103004292">
                <text:p>313.472103004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2.669527896996">
                <text:p>342.669527896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3.62660944206">
                <text:p>373.626609442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6.394849785408">
                <text:p>406.394849785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.025751072961">
                <text:p>441.025751072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7.570815450644">
                <text:p>477.570815450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6.081545064378">
                <text:p>516.081545064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6.609442060086">
                <text:p>556.6094420600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9.206008583691">
                <text:p>599.206008583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3.922746781116">
                <text:p>643.922746781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0.811158798283">
                <text:p>690.811158798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9.922746781116">
                <text:p>739.922746781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1.309012875537">
                <text:p>791.309012875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5.021459227468">
                <text:p>845.021459227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1.111587982833">
                <text:p>901.111587982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9.630901287554">
                <text:p>959.6309012875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63090128755">
                <text:p>1020.63090128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4.16309012876">
                <text:p>1084.16309012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50.27896995708">
                <text:p>1150.27896995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9.03004291846">
                <text:p>1219.03004291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90.4678111588">
                <text:p>1290.4678111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4.64377682403">
                <text:p>1364.64377682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1.60944206009">
                <text:p>1441.60944206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1.41630901288">
                <text:p>1521.416309012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04.11587982833">
                <text:p>1604.11587982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9.75965665236">
                <text:p>1689.75965665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8.3991416309">
                <text:p>1778.39914163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70.08583690987">
                <text:p>1870.085836909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4.87124463519">
                <text:p>1964.871244635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62.80686695279">
                <text:p>2062.80686695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63.94420600858">
                <text:p>2163.944206008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68.3347639485">
                <text:p>2268.3347639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6.03004291845">
                <text:p>2376.03004291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87.08154506438">
                <text:p>2487.08154506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01.54077253219">
                <text:p>2601.54077253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19.45922746781">
                <text:p>2719.459227467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0.88841201717">
                <text:p>2840.888412017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65.87982832618">
                <text:p>2965.879828326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94.48497854077">
                <text:p>3094.48497854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26.75536480687">
                <text:p>3226.755364806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62.74248927039">
                <text:p>3362.7424892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02.49785407725">
                <text:p>3502.497854077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46.07296137339">
                <text:p>3646.072961373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93.51931330472">
                <text:p>3793.519313304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44.88841201717">
                <text:p>3944.88841201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00.23175965665">
                <text:p>4100.23175965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9.6008583691">
                <text:p>4259.60085836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23.04721030043">
                <text:p>4423.047210300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0.62231759657">
                <text:p>4590.622317596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62.37768240343">
                <text:p>4762.377682403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38.36480686695">
                <text:p>4938.36480686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18.63519313305">
                <text:p>5118.63519313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03.24034334764">
                <text:p>5303.24034334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92.23175965665">
                <text:p>5492.231759656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85.66094420601">
                <text:p>5685.66094420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83.57939914163">
                <text:p>5883.57939914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86.03862660944">
                <text:p>6086.03862660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93.09012875537">
                <text:p>6293.090128755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04.78540772532">
                <text:p>6504.78540772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21.17596566524">
                <text:p>6721.175965665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42.31330472103">
                <text:p>6942.31330472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68.24892703863">
                <text:p>7168.248927038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99.03433476395">
                <text:p>7399.03433476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34.72103004292">
                <text:p>7634.72103004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75.36051502146">
                <text:p>7875.36051502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21.00429184549">
                <text:p>8121.004291845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71.70386266095">
                <text:p>8371.703862660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27.51072961373">
                <text:p>8627.510729613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88.47639484979">
                <text:p>8888.476394849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54.65236051502">
                <text:p>9154.65236051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26.09012875536">
                <text:p>9426.09012875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number:number-style style:name="N120">
      <number:scientific-number number:decimal-places="1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5:Sheet1.C108" svg:x="0.77cm" svg:y="0.855cm" svg:width="11.738cm" svg:height="7.545cm">
          <chartooo:coordinate-region svg:x="2.504cm" svg:y="1.054cm" svg:width="9.44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108" chart:class="chart:scatter">
            <chart:domain table:cell-range-address="Sheet1.B5:Sheet1.B108"/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9184549356223">
                <text:p>0.0429184549356223</text:p>
                <draw:g>
                  <svg:desc>Sheet1.B5:Sheet1.B108</svg:desc>
                </draw:g>
              </table:table-cell>
              <table:table-cell office:value-type="float" office:value="23.8921027784467">
                <text:p>23.8921027784467</text:p>
                <draw:g>
                  <svg:desc>Sheet1.C5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43776824034335">
                <text:p>0.0643776824034335</text:p>
              </table:table-cell>
              <table:table-cell office:value-type="float" office:value="15.9281459540763">
                <text:p>15.9281459540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22746781116">
                <text:p>0.145922746781116</text:p>
              </table:table-cell>
              <table:table-cell office:value-type="float" office:value="7.02721431631403">
                <text:p>7.0272143163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9055793991416">
                <text:p>0.339055793991416</text:p>
              </table:table-cell>
              <table:table-cell office:value-type="float" office:value="3.0244491391574">
                <text:p>3.0244491391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5278969957082">
                <text:p>0.695278969957082</text:p>
              </table:table-cell>
              <table:table-cell office:value-type="float" office:value="1.47495023133144">
                <text:p>1.47495023133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609442060086">
                <text:p>1.26609442060086</text:p>
              </table:table-cell>
              <table:table-cell office:value-type="float" office:value="0.810026497425238">
                <text:p>0.810026497425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300429184549">
                <text:p>2.10300429184549</text:p>
              </table:table-cell>
              <table:table-cell office:value-type="float" office:value="0.487714867506289">
                <text:p>0.487714867506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751072961373">
                <text:p>3.25751072961373</text:p>
              </table:table-cell>
              <table:table-cell office:value-type="float" office:value="0.314901858118778">
                <text:p>0.314901858118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8111587982833">
                <text:p>4.78111587982833</text:p>
              </table:table-cell>
              <table:table-cell office:value-type="float" office:value="0.214586771787935">
                <text:p>0.214586771787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2532188841202">
                <text:p>6.72532188841202</text:p>
              </table:table-cell>
              <table:table-cell office:value-type="float" office:value="0.152583868157243">
                <text:p>0.152583868157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4163090128755">
                <text:p>9.14163090128755</text:p>
              </table:table-cell>
              <table:table-cell office:value-type="float" office:value="0.112281438981611">
                <text:p>0.112281438981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0815450643777">
                <text:p>12.0815450643777</text:p>
              </table:table-cell>
              <table:table-cell office:value-type="float" office:value="0.0849848965524375">
                <text:p>0.084984896552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965665236051">
                <text:p>15.5965665236051</text:p>
              </table:table-cell>
              <table:table-cell office:value-type="float" office:value="0.0658555794494633">
                <text:p>0.0658555794494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7381974248927">
                <text:p>19.7381974248927</text:p>
              </table:table-cell>
              <table:table-cell office:value-type="float" office:value="0.0520593062513268">
                <text:p>0.05205930625132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579399141631">
                <text:p>24.5579399141631</text:p>
              </table:table-cell>
              <table:table-cell office:value-type="float" office:value="0.0418627099164753">
                <text:p>0.0418627099164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107296137339">
                <text:p>30.107296137339</text:p>
              </table:table-cell>
              <table:table-cell office:value-type="float" office:value="0.0341658505347385">
                <text:p>0.0341658505347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4377682403434">
                <text:p>36.4377682403434</text:p>
              </table:table-cell>
              <table:table-cell office:value-type="float" office:value="0.0282481799737436">
                <text:p>0.0282481799737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008583690987">
                <text:p>43.6008583690987</text:p>
              </table:table-cell>
              <table:table-cell office:value-type="float" office:value="0.0236244233790189">
                <text:p>0.0236244233790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6480686695279">
                <text:p>51.6480686695279</text:p>
              </table:table-cell>
              <table:table-cell office:value-type="float" office:value="0.0199597093245337">
                <text:p>0.0199597093245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6309012875536">
                <text:p>60.6309012875536</text:p>
              </table:table-cell>
              <table:table-cell office:value-type="float" office:value="0.0170179259595258">
                <text:p>0.0170179259595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008583690987">
                <text:p>70.6008583690987</text:p>
              </table:table-cell>
              <table:table-cell office:value-type="float" office:value="0.0146293711555316">
                <text:p>0.0146293711555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6094420600858">
                <text:p>81.6094420600858</text:p>
              </table:table-cell>
              <table:table-cell office:value-type="float" office:value="0.0126699585966973">
                <text:p>0.0126699585966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081545064378">
                <text:p>93.7081545064378</text:p>
              </table:table-cell>
              <table:table-cell office:value-type="float" office:value="0.0110475391087126">
                <text:p>0.0110475391087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.948497854077">
                <text:p>106.948497854077</text:p>
              </table:table-cell>
              <table:table-cell office:value-type="float" office:value="0.00969271308871802">
                <text:p>0.00969271308871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381974248927">
                <text:p>121.381974248927</text:p>
              </table:table-cell>
              <table:table-cell office:value-type="float" office:value="0.00855254194298372">
                <text:p>0.00855254194298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06008583691">
                <text:p>137.06008583691</text:p>
              </table:table-cell>
              <table:table-cell office:value-type="float" office:value="0.00758616927796525">
                <text:p>0.00758616927796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.034334763949">
                <text:p>154.034334763949</text:p>
              </table:table-cell>
              <table:table-cell office:value-type="float" office:value="0.00676172369496288">
                <text:p>0.006761723694962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.356223175966">
                <text:p>172.356223175966</text:p>
              </table:table-cell>
              <table:table-cell office:value-type="float" office:value="0.00605409635700709">
                <text:p>0.006054096357007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.077253218884">
                <text:p>192.077253218884</text:p>
              </table:table-cell>
              <table:table-cell office:value-type="float" office:value="0.00544332501384705">
                <text:p>0.00544332501384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.248927038627">
                <text:p>213.248927038627</text:p>
              </table:table-cell>
              <table:table-cell office:value-type="float" office:value="0.00491340454850233">
                <text:p>0.00491340454850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.922746781116">
                <text:p>235.922746781116</text:p>
              </table:table-cell>
              <table:table-cell office:value-type="float" office:value="0.00445140150411075">
                <text:p>0.00445140150411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.150214592275">
                <text:p>260.150214592275</text:p>
              </table:table-cell>
              <table:table-cell office:value-type="float" office:value="0.00404678793916515">
                <text:p>0.00404678793916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5.982832618026">
                <text:p>285.982832618026</text:p>
              </table:table-cell>
              <table:table-cell office:value-type="float" office:value="0.00369093535439658">
                <text:p>0.00369093535439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.472103004292">
                <text:p>313.472103004292</text:p>
              </table:table-cell>
              <table:table-cell office:value-type="float" office:value="0.00337672669705814">
                <text:p>0.00337672669705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2.669527896996">
                <text:p>342.669527896996</text:p>
              </table:table-cell>
              <table:table-cell office:value-type="float" office:value="0.0030982563379764">
                <text:p>0.00309825633797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3.62660944206">
                <text:p>373.62660944206</text:p>
              </table:table-cell>
              <table:table-cell office:value-type="float" office:value="0.00285059620677476">
                <text:p>0.00285059620677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6.394849785408">
                <text:p>406.394849785408</text:p>
              </table:table-cell>
              <table:table-cell office:value-type="float" office:value="0.00262961211774586">
                <text:p>0.00262961211774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.025751072961">
                <text:p>441.025751072961</text:p>
              </table:table-cell>
              <table:table-cell office:value-type="float" office:value="0.00243181848750765">
                <text:p>0.00243181848750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7.570815450644">
                <text:p>477.570815450644</text:p>
              </table:table-cell>
              <table:table-cell office:value-type="float" office:value="0.0022542626479067">
                <text:p>0.00225426264790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6.081545064378">
                <text:p>516.081545064378</text:p>
              </table:table-cell>
              <table:table-cell office:value-type="float" office:value="0.00209443214067319">
                <text:p>0.002094432140673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6.609442060086">
                <text:p>556.609442060086</text:p>
              </table:table-cell>
              <table:table-cell office:value-type="float" office:value="0.00195017998195476">
                <text:p>0.00195017998195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9.206008583691">
                <text:p>599.206008583691</text:p>
              </table:table-cell>
              <table:table-cell office:value-type="float" office:value="0.00181966407004712">
                <text:p>0.00181966407004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3.922746781116">
                <text:p>643.922746781116</text:p>
              </table:table-cell>
              <table:table-cell office:value-type="float" office:value="0.00170129779363465">
                <text:p>0.00170129779363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0.811158798283">
                <text:p>690.811158798283</text:p>
              </table:table-cell>
              <table:table-cell office:value-type="float" office:value="0.00159370956233841">
                <text:p>0.00159370956233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9.922746781116">
                <text:p>739.922746781116</text:p>
              </table:table-cell>
              <table:table-cell office:value-type="float" office:value="0.001495709484429">
                <text:p>0.001495709484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1.309012875537">
                <text:p>791.309012875537</text:p>
              </table:table-cell>
              <table:table-cell office:value-type="float" office:value="0.00140626180005552">
                <text:p>0.00140626180005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5.021459227468">
                <text:p>845.021459227468</text:p>
              </table:table-cell>
              <table:table-cell office:value-type="float" office:value="0.00132446197258668">
                <text:p>0.00132446197258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1.111587982833">
                <text:p>901.111587982833</text:p>
              </table:table-cell>
              <table:table-cell office:value-type="float" office:value="0.00124951756786716">
                <text:p>0.00124951756786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9.630901287554">
                <text:p>959.630901287554</text:p>
              </table:table-cell>
              <table:table-cell office:value-type="float" office:value="0.00118073222764711">
                <text:p>0.00118073222764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63090128755">
                <text:p>1020.63090128755</text:p>
              </table:table-cell>
              <table:table-cell office:value-type="float" office:value="0.0011174921812767">
                <text:p>0.0011174921812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4.16309012876">
                <text:p>1084.16309012876</text:p>
              </table:table-cell>
              <table:table-cell office:value-type="float" office:value="0.00105925484801362">
                <text:p>0.00105925484801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50.27896995708">
                <text:p>1150.27896995708</text:p>
              </table:table-cell>
              <table:table-cell office:value-type="float" office:value="0.00100553916774586">
                <text:p>0.00100553916774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9.03004291846">
                <text:p>1219.03004291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90.4678111588">
                <text:p>1290.467811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4.64377682403">
                <text:p>1364.6437768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1.60944206009">
                <text:p>1441.60944206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1.41630901288">
                <text:p>1521.4163090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04.11587982833">
                <text:p>1604.11587982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9.75965665236">
                <text:p>1689.75965665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8.3991416309">
                <text:p>1778.3991416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70.08583690987">
                <text:p>1870.08583690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4.87124463519">
                <text:p>1964.87124463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62.80686695279">
                <text:p>2062.80686695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63.94420600858">
                <text:p>2163.94420600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68.3347639485">
                <text:p>2268.3347639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6.03004291845">
                <text:p>2376.03004291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87.08154506438">
                <text:p>2487.08154506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01.54077253219">
                <text:p>2601.5407725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19.45922746781">
                <text:p>2719.45922746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0.88841201717">
                <text:p>2840.8884120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65.87982832618">
                <text:p>2965.8798283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94.48497854077">
                <text:p>3094.4849785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26.75536480687">
                <text:p>3226.75536480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62.74248927039">
                <text:p>3362.74248927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02.49785407725">
                <text:p>3502.4978540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46.07296137339">
                <text:p>3646.07296137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93.51931330472">
                <text:p>3793.51931330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44.88841201717">
                <text:p>3944.8884120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00.23175965665">
                <text:p>4100.23175965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9.6008583691">
                <text:p>4259.6008583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23.04721030043">
                <text:p>4423.0472103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0.62231759657">
                <text:p>4590.6223175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62.37768240343">
                <text:p>4762.3776824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38.36480686695">
                <text:p>4938.36480686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18.63519313305">
                <text:p>5118.63519313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03.24034334764">
                <text:p>5303.24034334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92.23175965665">
                <text:p>5492.23175965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85.66094420601">
                <text:p>5685.66094420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83.57939914163">
                <text:p>5883.5793991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86.03862660944">
                <text:p>6086.0386266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93.09012875537">
                <text:p>6293.09012875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04.78540772532">
                <text:p>6504.78540772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21.17596566524">
                <text:p>6721.17596566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42.31330472103">
                <text:p>6942.3133047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68.24892703863">
                <text:p>7168.24892703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99.03433476395">
                <text:p>7399.03433476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34.72103004292">
                <text:p>7634.7210300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75.36051502146">
                <text:p>7875.36051502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21.00429184549">
                <text:p>8121.00429184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71.70386266095">
                <text:p>8371.70386266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27.51072961373">
                <text:p>8627.5107296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88.47639484979">
                <text:p>8888.47639484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54.65236051502">
                <text:p>9154.65236051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26.09012875536">
                <text:p>9426.090128755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